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2.58mm"/>
    </style:style>
    <style:style style:name="co4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>
            <text:p>Cart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Apelo</text:p>
          </table:table-cell>
          <table:table-cell table:style-name="ce1" office:value-type="string" calcext:value-type="string">
            <text:p>Descrição</text:p>
          </table:table-cell>
          <table:table-cell/>
          <table:table-cell table:style-name="ce6" office:value-type="string" calcext:value-type="string">
            <text:p>Classes</text:p>
          </table:table-cell>
          <table:table-cell table:style-name="ce6" office:value-type="string" calcext:value-type="string">
            <text:p>Descriç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essoa Comum</text:p>
          </table:table-cell>
          <table:table-cell office:value-type="string" calcext:value-type="string">
            <text:p>Personagem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ssoas comuns não tem prioridades, apelo ou efeitos, só são peões neste jogo que é a vida. Procure sua própria identidade para não sofrer disso ou aceite seu destino medíocre</text:p>
          </table:table-cell>
          <table:table-cell/>
          <table:table-cell office:value-type="string" calcext:value-type="string">
            <text:p>Normal </text:p>
          </table:table-cell>
          <table:table-cell table:style-name="ce7" office:value-type="string" calcext:value-type="string">
            <text:p>Cartas que não tem efeitos próprios.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ssoa Pobre</text:p>
          </table:table-cell>
          <table:table-cell office:value-type="string" calcext:value-type="string">
            <text:p>Personagem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Quando <text:span text:style-name="T1">Pessoas pobres </text:span><text:span text:style-name="T2">são postos em campo nada acontece. Quando se é </text:span><text:span text:style-name="T1">pobre</text:span><text:span text:style-name="T2"> não se tem dinheiro e como o mundo gira em torno disso lhe torna impotente… As belezas do capitalismo. </text:span></text:p>
          </table:table-cell>
          <table:table-cell/>
          <table:table-cell office:value-type="string" calcext:value-type="string">
            <text:p>Executor</text:p>
          </table:table-cell>
          <table:table-cell table:style-name="ce8" office:value-type="string" calcext:value-type="string">
            <text:p>Cartas que possuem efeitos em tipos especificos de cartas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essoa rica</text:p>
          </table:table-cell>
          <table:table-cell table:style-name="ce4" office:value-type="string" calcext:value-type="string">
            <text:p>Personagem</text:p>
          </table:table-cell>
          <table:table-cell table:style-name="ce4" office:value-type="string" calcext:value-type="string">
            <text:p>Normal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<text:span text:style-name="T1">Pessoas ricas</text:span> são iguais as pessoas comuns, só que elas tem dinheiro. Geralmente pessoas ricas são pobres de caráter e de amigos, mas não é tão ruim quando se tem dinheiro.</text:p>
          </table:table-cell>
          <table:table-cell/>
          <table:table-cell office:value-type="string" calcext:value-type="string">
            <text:p>Especi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mem da lei</text:p>
          </table:table-cell>
          <table:table-cell office:value-type="string" calcext:value-type="string">
            <text:p>Personagem</text:p>
          </table:table-cell>
          <table:table-cell office:value-type="string" calcext:value-type="string">
            <text:p>Execu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Quando <text:span text:style-name="T1">Homens da lei</text:span> são postos em campo todos os <text:span text:style-name="T1">Malfeitores</text:span> temem, e são postos no monte do inimigo. Mas <text:span text:style-name="T1">Homens da lei</text:span> não tem boa visão, então <text:span text:style-name="T1">Pobres</text:span> sofrem o mesmo efeito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speito</text:p>
          </table:table-cell>
          <table:table-cell office:value-type="string" calcext:value-type="string">
            <text:p>Armadilha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lvez um <text:span text:style-name="T1">malfeitor</text:span> talvez só preconceito. Uma pessoa que teve uma reviravolta na vida e que só é revelado com um efeito especifico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minismo</text:p>
          </table:table-cell>
          <table:table-cell office:value-type="string" calcext:value-type="string">
            <text:p>Efeito</text:p>
          </table:table-cell>
          <table:table-cell table:style-name="ce5" table:number-columns-repeated="3"/>
          <table:table-cell office:value-type="string" calcext:value-type="string">
            <text:p><text:span text:style-name="T1">Mulheres</text:span> são iguais ao <text:span text:style-name="T1">Homens</text:span>, devem ter as mesmas oportunidades e direitos. Todos os <text:span text:style-name="T1">Homens</text:span> saem do ônibus.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olucionário Vermelho</text:p>
          </table:table-cell>
          <table:table-cell office:value-type="string" calcext:value-type="string">
            <text:p>Personag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m defensor dos direitos humanos e do estado, quando posta em campo todos os personagens opressores (<text:span text:style-name="T1">Executor</text:span>) perdem o efeito. Talvez os malfeitores só não tenham tido oportunidades…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1:03:08.8413612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1:03:10.010024870</meta:creation-date>
    <meta:editing-duration>PT8M40S</meta:editing-duration>
    <meta:editing-cycles>3</meta:editing-cycles>
    <meta:generator>LibreOffice/5.0.3.2$Linux_X86_64 LibreOffice_project/00m0$Build-2</meta:generator>
    <dc:date>2016-01-20T11:42:10.094080694</dc:date>
    <meta:document-statistic meta:table-count="1" meta:cell-count="45" meta:object-count="0"/>
  </office:meta>
</office:document-meta>
</file>